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automatic-styles/>
  <office:body>
    <office:spreadsheet>
      <table:table table:name="Sheet1">
        <table:table-row>
          <table:table-cell table:style-name="pd1" office:value-type="string" office:string-value="to_annotate">
            <text:p>to_annotate</text:p>
          </table:table-cell>
          <table:table-cell table:style-name="pd1" office:value-type="string" office:string-value="annotate">
            <text:p>annotate</text:p>
          </table:table-cell>
          <table:table-cell table:style-name="pd1" office:value-type="string" office:string-value="solution">
            <text:p>solution</text:p>
          </table:table-cell>
        </table:table-row>
        <table:table-row>
          <table:table-cell office:value-type="string" office:string-value="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sérieuses contre lui et son pays. » ">
            <text:p>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sérieuses contre lui et son pays. » </text:p>
          </table:table-cell>
          <table:table-cell office:value-type="string" office:string-value="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XXXX contre lui et son pays. » ">
            <text:p>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XXXX contre lui et son pays. » </text:p>
          </table:table-cell>
          <table:table-cell office:value-type="string" office:string-value="sérieuses">
            <text:p>sérieuses</text:p>
          </table:table-cell>
        </table:table-row>
        <table:table-row>
          <table:table-cell office:value-type="string" office:string-value="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
            <text:p>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text:p>
          </table:table-cell>
          <table:table-cell office:value-type="string" office:string-value="La Colombie est un terrain de guerre, avec toutes les conséquences XXXX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
            <text:p>La Colombie est un terrain de guerre, avec toutes les conséquences XXXX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text:p>
          </table:table-cell>
          <table:table-cell office:value-type="string" office:string-value="dramatiques">
            <text:p>dramatiques</text:p>
          </table:table-cell>
        </table:table-row>
        <table:table-row>
          <table:table-cell office:value-type="string" office:string-value="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
            <text:p>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text:p>
          </table:table-cell>
          <table:table-cell office:value-type="string" office:string-value="Au cœur du Pacifique, des statues parfois hautes de neuf mètres, au visage figé, sont les gardiennes de la XXXX île de Pâques. Ces géants, appelés moaï, fascinent depuis des siècles. Sculptées entre le XXXX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
            <text:p>Au cœur du Pacifique, des statues parfois hautes de neuf mètres, au visage figé, sont les gardiennes de la XXXX île de Pâques. Ces géants, appelés moaï, fascinent depuis des siècles. Sculptées entre le XXXX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text:p>
          </table:table-cell>
          <table:table-cell office:value-type="string" office:string-value="fameuse">
            <text:p>fameuse</text:p>
          </table:table-cell>
        </table:table-row>
        <table:table-row>
          <table:table-cell office:value-type="string" office:string-value="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
            <text:p>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text:p>
          </table:table-cell>
          <table:table-cell office:value-type="string" office:string-value="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XXXX israélien Gideon Saar, dans un message en anglais sur X.">
            <text:p>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XXXX israélien Gideon Saar, dans un message en anglais sur X.</text:p>
          </table:table-cell>
          <table:table-cell office:value-type="string" office:string-value="étrangères">
            <text:p>étrangères</text:p>
          </table:table-cell>
        </table:table-row>
        <table:table-row>
          <table:table-cell office:value-type="string" office:string-value="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
            <text:p>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text:p>
          </table:table-cell>
          <table:table-cell office:value-type="string" office:string-value="Les autorités XXXX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
            <text:p>Les autorités XXXX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text:p>
          </table:table-cell>
          <table:table-cell office:value-type="string" office:string-value="mexicaines">
            <text:p>mexicaines</text:p>
          </table:table-cell>
        </table:table-row>
        <table:table-row>
          <table:table-cell office:value-type="string" office:string-value="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
            <text:p>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text:p>
          </table:table-cell>
          <table:table-cell office:value-type="string" office:string-value="Cette démarche était largement attendue. Les États-Unis ont retiré vendredi le président syrien par intérim Ahmed al-Chareh de leur liste noire des personnalités considérées comme terroristes, une décision XXXX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
            <text:p>Cette démarche était largement attendue. Les États-Unis ont retiré vendredi le président syrien par intérim Ahmed al-Chareh de leur liste noire des personnalités considérées comme terroristes, une décision XXXX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text:p>
          </table:table-cell>
          <table:table-cell office:value-type="string" office:string-value="symbolique">
            <text:p>symbolique</text:p>
          </table:table-cell>
        </table:table-row>
        <table:table-row>
          <table:table-cell office:value-type="string" office:string-value="Les autorités de Lituanie ont &quot;vivement&quot; protesté et convoqué jeudi 23 octobre au soir le chargé d'affaires de l'ambassade de Russie, dénonçant une brève incursion dans l'espace aérien de la Lituanie de deux avions russes en provenance de la région de Kaliningrad.Jeudi après-midi, un appareil Soukhoï SU-30, &quot;probablement au cours d'un entraînement à un ravitaillement&quot; en vol et un avion de ravitaillement IL-78 ont pénétré sur le territoire lituanien sur environ 700 mètres et l'ont quitté 18 secondes plus tard, près de la petite ville de Kybartai, selon un communiqué de l'armée lituanienne. Deux chasseurs Eurofighter Typhoon espagnols effectuant une mission de police aérienne de l'Otan dans les pays baltes &quot;ont été déployés&quot; aussitôt dans la zone de l'incident.">
            <text:p>Les autorités de Lituanie ont "vivement" protesté et convoqué jeudi 23 octobre au soir le chargé d'affaires de l'ambassade de Russie, dénonçant une brève incursion dans l'espace aérien de la Lituanie de deux avions russes en provenance de la région de Kaliningrad.Jeudi après-midi, un appareil Soukhoï SU-30, "probablement au cours d'un entraînement à un ravitaillement" en vol et un avion de ravitaillement IL-78 ont pénétré sur le territoire lituanien sur environ 700 mètres et l'ont quitté 18 secondes plus tard, près de la petite ville de Kybartai, selon un communiqué de l'armée lituanienne. Deux chasseurs Eurofighter Typhoon espagnols effectuant une mission de police aérienne de l'Otan dans les pays baltes "ont été déployés" aussitôt dans la zone de l'incident.</text:p>
          </table:table-cell>
          <table:table-cell office:value-type="string" office:string-value="Les autorités de Lituanie ont &quot;vivement&quot; protesté et convoqué jeudi 23 octobre au soir le chargé d'affaires de l'ambassade de Russie, dénonçant une brève incursion dans l'espace aérien de la Lituanie de deux avions russes en provenance de la région de Kaliningrad.Jeudi après-midi, un appareil Soukhoï SU-30, &quot;probablement au cours d'un entraînement à un ravitaillement&quot; en vol et un avion de ravitaillement IL-78 ont pénétré sur le territoire lituanien sur environ 700 mètres et l'ont quitté 18 secondes plus tard, près de la petite ville de Kybartai, selon un communiqué de l'armée XXXX. Deux chasseurs Eurofighter Typhoon espagnols effectuant une mission de police aérienne de l'Otan dans les pays baltes &quot;ont été déployés&quot; aussitôt dans la zone de l'incident.">
            <text:p>Les autorités de Lituanie ont "vivement" protesté et convoqué jeudi 23 octobre au soir le chargé d'affaires de l'ambassade de Russie, dénonçant une brève incursion dans l'espace aérien de la Lituanie de deux avions russes en provenance de la région de Kaliningrad.Jeudi après-midi, un appareil Soukhoï SU-30, "probablement au cours d'un entraînement à un ravitaillement" en vol et un avion de ravitaillement IL-78 ont pénétré sur le territoire lituanien sur environ 700 mètres et l'ont quitté 18 secondes plus tard, près de la petite ville de Kybartai, selon un communiqué de l'armée XXXX. Deux chasseurs Eurofighter Typhoon espagnols effectuant une mission de police aérienne de l'Otan dans les pays baltes "ont été déployés" aussitôt dans la zone de l'incident.</text:p>
          </table:table-cell>
          <table:table-cell office:value-type="string" office:string-value="lituanienne">
            <text:p>lituanienne</text:p>
          </table:table-cell>
        </table:table-row>
        <table:table-row>
          <table:table-cell office:value-type="string" office:string-value="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
            <text:p>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text:p>
          </table:table-cell>
          <table:table-cell office:value-type="string" office:string-value="Deux avions russes en provenance de la région russe de Kaliningrad, sur les rives de la Baltique, ont fait jeudi après-midi une XXXX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
            <text:p>Deux avions russes en provenance de la région russe de Kaliningrad, sur les rives de la Baltique, ont fait jeudi après-midi une XXXX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text:p>
          </table:table-cell>
          <table:table-cell office:value-type="string" office:string-value="brève">
            <text:p>brève</text:p>
          </table:table-cell>
        </table:table-row>
        <table:table-row>
          <table:table-cell office:value-type="string" office:string-value="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
            <text:p>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text:p>
          </table:table-cell>
          <table:table-cell office:value-type="string" office:string-value="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XXXX et de diplomates, tandis que la chorale de la chapelle Sixtine accompagnait celle de la chapelle Saint-Georges de Windsor. ">
            <text:p>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XXXX et de diplomates, tandis que la chorale de la chapelle Sixtine accompagnait celle de la chapelle Saint-Georges de Windsor. </text:p>
          </table:table-cell>
          <table:table-cell office:value-type="string" office:string-value="politiques">
            <text:p>politiques</text:p>
          </table:table-cell>
        </table:table-row>
        <table:table-row>
          <table:table-cell office:value-type="string" office:string-value="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
            <text:p>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text:p>
          </table:table-cell>
          <table:table-cell office:value-type="string" office:string-value="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XXXX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
            <text:p>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XXXX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text:p>
          </table:table-cell>
          <table:table-cell office:value-type="string" office:string-value="étrangère">
            <text:p>étrangère</text:p>
          </table:table-cell>
        </table:table-row>
        <table:table-row>
          <table:table-cell office:value-type="string" office:string-value="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
            <text:p>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text:p>
          </table:table-cell>
          <table:table-cell office:value-type="string" office:string-value="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XXXX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
            <text:p>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XXXX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text:p>
          </table:table-cell>
          <table:table-cell office:value-type="string" office:string-value="catalane">
            <text:p>catalane</text:p>
          </table:table-cell>
        </table:table-row>
        <table:table-row>
          <table:table-cell office:value-type="string" office:string-value="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
            <text:p>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text:p>
          </table:table-cell>
          <table:table-cell office:value-type="string" office:string-value="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XXXX,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
            <text:p>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XXXX,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text:p>
          </table:table-cell>
          <table:table-cell office:value-type="string" office:string-value="froide">
            <text:p>froide</text:p>
          </table:table-cell>
        </table:table-row>
        <table:table-row>
          <table:table-cell office:value-type="string" office:string-value="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
            <text:p>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text:p>
          </table:table-cell>
          <table:table-cell office:value-type="string" office:string-value="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XXXX ange sur terre » qui a contribué à élever « tout un village ».">
            <text:p>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XXXX ange sur terre » qui a contribué à élever « tout un village ».</text:p>
          </table:table-cell>
          <table:table-cell office:value-type="string" office:string-value="véritable">
            <text:p>véritable</text:p>
          </table:table-cell>
        </table:table-row>
        <table:table-row>
          <table:table-cell office:value-type="string" office:string-value="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
            <text:p>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text:p>
          </table:table-cell>
          <table:table-cell office:value-type="string" office:string-value="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XXXX », a souligné auprès de l’AFP Alex Luck, spécialiste des armements navals.">
            <text:p>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XXXX », a souligné auprès de l’AFP Alex Luck, spécialiste des armements navals.</text:p>
          </table:table-cell>
          <table:table-cell office:value-type="string" office:string-value="similaires">
            <text:p>similaires</text:p>
          </table:table-cell>
        </table:table-row>
        <table:table-row>
          <table:table-cell office:value-type="string" office:string-value="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
            <text:p>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text:p>
          </table:table-cell>
          <table:table-cell office:value-type="string" office:string-value="Un aéroport belge de nouveau paralysé. Cette fois, c’est l’aéroport de Liège qui est visé ce vendredi matin par le survol d’un drone, selon plusieurs médias belges dont Le Soir et La Libre qui citent Skeyes, le gestionnaire du trafic XXXX en Belgique.D’après l’aéroport de Liège cité par La Libre, le trafic XXXX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XXXX avait été brièvement interrompu à l’aéroport international de Bruxelles-Zaventem, en raison de la présence d’un drone à proximité. Il avait été arrêté pendant une demi-heure entre 21h23 et 21h53 avant que les opérations ne reprennent normalement.Mardi soir, le trafic XXXX avait déjà été interrompu à Bruxelles pour la même raison. Le Premier ministre belge Bart De Wever avait convoqué jeudi matin en urgence un conseil national de sécurité après ces survols de drones non identifiés en Belgique.">
            <text:p>Un aéroport belge de nouveau paralysé. Cette fois, c’est l’aéroport de Liège qui est visé ce vendredi matin par le survol d’un drone, selon plusieurs médias belges dont Le Soir et La Libre qui citent Skeyes, le gestionnaire du trafic XXXX en Belgique.D’après l’aéroport de Liège cité par La Libre, le trafic XXXX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XXXX avait été brièvement interrompu à l’aéroport international de Bruxelles-Zaventem, en raison de la présence d’un drone à proximité. Il avait été arrêté pendant une demi-heure entre 21h23 et 21h53 avant que les opérations ne reprennent normalement.Mardi soir, le trafic XXXX avait déjà été interrompu à Bruxelles pour la même raison. Le Premier ministre belge Bart De Wever avait convoqué jeudi matin en urgence un conseil national de sécurité après ces survols de drones non identifiés en Belgique.</text:p>
          </table:table-cell>
          <table:table-cell office:value-type="string" office:string-value="aérien">
            <text:p>aérien</text:p>
          </table:table-cell>
        </table:table-row>
        <table:table-row>
          <table:table-cell office:value-type="string" office:string-value="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
            <text:p>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text:p>
          </table:table-cell>
          <table:table-cell office:value-type="string" office:string-value="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XXXX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
            <text:p>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XXXX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text:p>
          </table:table-cell>
          <table:table-cell office:value-type="string" office:string-value="navals">
            <text:p>navals</text:p>
          </table:table-cell>
        </table:table-row>
        <table:table-row>
          <table:table-cell office:value-type="string" office:string-value="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
            <text:p>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text:p>
          </table:table-cell>
          <table:table-cell office:value-type="string" office:string-value="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XXXX.">
            <text:p>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XXXX.</text:p>
          </table:table-cell>
          <table:table-cell office:value-type="string" office:string-value="économiques">
            <text:p>économiques</text:p>
          </table:table-cell>
        </table:table-row>
        <table:table-row>
          <table:table-cell office:value-type="string" office:string-value="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
            <text:p>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text:p>
          </table:table-cell>
          <table:table-cell office:value-type="string" office:string-value="Israël met ses menaces à exécution. L’armée israélienne a déclaré ce jeudi avoir frappé des sites du Hezbollah, dans le sud du Liban.« L’armée israélienne a lancé une série de frappes contre des cibles XXXX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XXXX.« L’armée israélienne va bientôt frapper les infrastructures XXXX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
            <text:p>Israël met ses menaces à exécution. L’armée israélienne a déclaré ce jeudi avoir frappé des sites du Hezbollah, dans le sud du Liban.« L’armée israélienne a lancé une série de frappes contre des cibles XXXX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XXXX.« L’armée israélienne va bientôt frapper les infrastructures XXXX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text:p>
          </table:table-cell>
          <table:table-cell office:value-type="string" office:string-value="militaires">
            <text:p>militaires</text:p>
          </table:table-cell>
        </table:table-row>
        <table:table-row>
          <table:table-cell office:value-type="string" office:string-value="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
            <text:p>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text:p>
          </table:table-cell>
          <table:table-cell office:value-type="string" office:string-value="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XXXX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
            <text:p>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XXXX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text:p>
          </table:table-cell>
          <table:table-cell office:value-type="string" office:string-value="caractéristique">
            <text:p>caractéristique</text:p>
          </table:table-cell>
        </table:table-row>
        <table:table-row>
          <table:table-cell office:value-type="string" office:string-value="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
            <text:p>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text:p>
          </table:table-cell>
          <table:table-cell office:value-type="string" office:string-value="Le bilan de l’incendie qui a ravagé un complexe résidentiel de Hongkong s’est encore alourdi. Ce dimanche, il est d’au moins 146 morts, contre 128 personnes décédées selon le XXXX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
            <text:p>Le bilan de l’incendie qui a ravagé un complexe résidentiel de Hongkong s’est encore alourdi. Ce dimanche, il est d’au moins 146 morts, contre 128 personnes décédées selon le XXXX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text:p>
          </table:table-cell>
          <table:table-cell office:value-type="string" office:string-value="précédent">
            <text:p>précédent</text:p>
          </table:table-cell>
        </table:table-row>
        <table:table-row>
          <table:table-cell office:value-type="string" office:string-value="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
            <text:p>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text:p>
          </table:table-cell>
          <table:table-cell office:value-type="string" office:string-value="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XXXX qu’ukrainien.">
            <text:p>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XXXX qu’ukrainien.</text:p>
          </table:table-cell>
          <table:table-cell office:value-type="string" office:string-value="russe">
            <text:p>russe</text:p>
          </table:table-cell>
        </table:table-row>
        <table:table-row>
          <table:table-cell office:value-type="string" office:string-value="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
            <text:p>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text:p>
          </table:table-cell>
          <table:table-cell office:value-type="string" office:string-value="Soixante-six personnes ont été tuées et des centaines de milliers déplacées aux Philippines, touchées par le XXXX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
            <text:p>Soixante-six personnes ont été tuées et des centaines de milliers déplacées aux Philippines, touchées par le XXXX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text:p>
          </table:table-cell>
          <table:table-cell office:value-type="string" office:string-value="puissant">
            <text:p>puissant</text:p>
          </table:table-cell>
        </table:table-row>
        <table:table-row>
          <table:table-cell office:value-type="string" office:string-value="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
            <text:p>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text:p>
          </table:table-cell>
          <table:table-cell office:value-type="string" office:string-value="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XXXX du siècle. »">
            <text:p>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XXXX du siècle. »</text:p>
          </table:table-cell>
          <table:table-cell office:value-type="string" office:string-value="importants">
            <text:p>importants</text:p>
          </table:table-cell>
        </table:table-row>
        <table:table-row>
          <table:table-cell office:value-type="string" office:string-value="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
            <text:p>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text:p>
          </table:table-cell>
          <table:table-cell office:value-type="string" office:string-value="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XXXX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
            <text:p>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XXXX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text:p>
          </table:table-cell>
          <table:table-cell office:value-type="string" office:string-value="importante">
            <text:p>importante</text:p>
          </table:table-cell>
        </table:table-row>
        <table:table-row>
          <table:table-cell office:value-type="string" office:string-value="Le géant mondial du café Starbucks va céder, pour 4 milliards de dollars (3,47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
            <text:p>Le géant mondial du café Starbucks va céder, pour 4 milliards de dollars (3,47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text:p>
          </table:table-cell>
          <table:table-cell office:value-type="string" office:string-value="Le géant mondial du café Starbucks va céder, pour 4 milliards de dollars (3,47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XXXX depuis 1999 et y a longtemps connu un développement soutenu. Mais ses ventes ont chuté de 14 % en 2024 (à périmètre comparable) par rapport à l’année précédente.">
            <text:p>Le géant mondial du café Starbucks va céder, pour 4 milliards de dollars (3,47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XXXX depuis 1999 et y a longtemps connu un développement soutenu. Mais ses ventes ont chuté de 14 % en 2024 (à périmètre comparable) par rapport à l’année précédente.</text:p>
          </table:table-cell>
          <table:table-cell office:value-type="string" office:string-value="populaire">
            <text:p>populaire</text:p>
          </table:table-cell>
        </table:table-row>
        <table:table-row>
          <table:table-cell office:value-type="string" office:string-value="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66 ans, de nationalité roumaine, est resté « conscient » pendant le sauvetage, avait indiqué le ministère roumain des Affaires étrangères.">
            <text:p>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66 ans, de nationalité roumaine, est resté « conscient » pendant le sauvetage, avait indiqué le ministère roumain des Affaires étrangères.</text:p>
          </table:table-cell>
          <table:table-cell office:value-type="string" office:string-value="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XXXX partie de la tour s’est effondrée deux heures plus tard, plongeant les secours dans un nuage de poussière et de débris. Octay Stroici, 66 ans, de nationalité roumaine, est resté « conscient » pendant le sauvetage, avait indiqué le ministère roumain des Affaires étrangères.">
            <text:p>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XXXX partie de la tour s’est effondrée deux heures plus tard, plongeant les secours dans un nuage de poussière et de débris. Octay Stroici, 66 ans, de nationalité roumaine, est resté « conscient » pendant le sauvetage, avait indiqué le ministère roumain des Affaires étrangères.</text:p>
          </table:table-cell>
          <table:table-cell office:value-type="string" office:string-value="autre">
            <text:p>autre</text:p>
          </table:table-cell>
        </table:table-row>
        <table:table-row>
          <table:table-cell office:value-type="string" office:string-value="Depuis 2023,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
            <text:p>Depuis 2023,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text:p>
          </table:table-cell>
          <table:table-cell office:value-type="string" office:string-value="Depuis 2023, la guerre au Soudan a fait des dizaines de milliers de morts, mis plus de 24 millions de personnes en insécurité alimentaire XXXX.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
            <text:p>Depuis 2023, la guerre au Soudan a fait des dizaines de milliers de morts, mis plus de 24 millions de personnes en insécurité alimentaire XXXX.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text:p>
          </table:table-cell>
          <table:table-cell office:value-type="string" office:string-value="aiguë">
            <text:p>aiguë</text:p>
          </table:table-cell>
        </table:table-row>
        <table:table-row>
          <table:table-cell office:value-type="string" office:string-value="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
            <text:p>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text:p>
          </table:table-cell>
          <table:table-cell office:value-type="string" office:string-value="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XXXX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
            <text:p>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XXXX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text:p>
          </table:table-cell>
          <table:table-cell office:value-type="string" office:string-value="politique">
            <text:p>politique</text:p>
          </table:table-cell>
        </table:table-row>
        <table:table-row>
          <table:table-cell office:value-type="string" office:string-value="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
            <text:p>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text:p>
          </table:table-cell>
          <table:table-cell office:value-type="string" office:string-value="Une semaine à haut risque pour le budget. En France ? Non, en Belgique. Le XXXX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
            <text:p>Une semaine à haut risque pour le budget. En France ? Non, en Belgique. Le XXXX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text:p>
          </table:table-cell>
          <table:table-cell office:value-type="string" office:string-value="Premier">
            <text:p>Premier</text:p>
          </table:table-cell>
        </table:table-row>
        <table:table-row>
          <table:table-cell office:value-type="string" office:string-value="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
            <text:p>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text:p>
          </table:table-cell>
          <table:table-cell office:value-type="string" office:string-value="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XXXX et d’une vraie clairvoyance en déroutant le convoi composé de XXXX voitures vers un quai.">
            <text:p>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XXXX et d’une vraie clairvoyance en déroutant le convoi composé de XXXX voitures vers un quai.</text:p>
          </table:table-cell>
          <table:table-cell office:value-type="string" office:string-value="immense">
            <text:p>immense</text:p>
          </table:table-cell>
        </table:table-row>
        <table:table-row>
          <table:table-cell office:value-type="string" office:string-value="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
            <text:p>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text:p>
          </table:table-cell>
          <table:table-cell office:value-type="string" office:string-value="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XXXX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
            <text:p>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XXXX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text:p>
          </table:table-cell>
          <table:table-cell office:value-type="string" office:string-value="neutre">
            <text:p>neutre</text:p>
          </table:table-cell>
        </table:table-row>
        <table:table-row>
          <table:table-cell office:value-type="string" office:string-value="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
            <text:p>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text:p>
          </table:table-cell>
          <table:table-cell office:value-type="string" office:string-value="Environ 700 personnes ont été tuées lors de manifestations en marge des d’élections XXXX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XXXX qu’elle a aisément remportée la XXXX. Ainsi la formation Chadema a été exclue des élections et a appelé au boycott du scrutin. Son chef Tundu Lissu, arrêté en avril, est jugé pour trahison, une accusation passible de la peine capitale.">
            <text:p>Environ 700 personnes ont été tuées lors de manifestations en marge des d’élections XXXX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XXXX qu’elle a aisément remportée la XXXX. Ainsi la formation Chadema a été exclue des élections et a appelé au boycott du scrutin. Son chef Tundu Lissu, arrêté en avril, est jugé pour trahison, une accusation passible de la peine capitale.</text:p>
          </table:table-cell>
          <table:table-cell office:value-type="string" office:string-value="présidentielle">
            <text:p>présidentielle</text:p>
          </table:table-cell>
        </table:table-row>
        <table:table-row>
          <table:table-cell office:value-type="string" office:string-value="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
            <text:p>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text:p>
          </table:table-cell>
          <table:table-cell office:value-type="string" office:string-value="L’opération de policière qui s’est transformée en bain de sang, mardi, à Rio de Janeiro les visait. Le gouverneur de l’État a porté un sévère coup au Comando Vermelho, l’une des organisations XXXX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
            <text:p>L’opération de policière qui s’est transformée en bain de sang, mardi, à Rio de Janeiro les visait. Le gouverneur de l’État a porté un sévère coup au Comando Vermelho, l’une des organisations XXXX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text:p>
          </table:table-cell>
          <table:table-cell office:value-type="string" office:string-value="criminelles">
            <text:p>criminelles</text:p>
          </table:table-cell>
        </table:table-row>
        <table:table-row>
          <table:table-cell office:value-type="string" office:string-value="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
            <text:p>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text:p>
          </table:table-cell>
          <table:table-cell office:value-type="string" office:string-value="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XXXX, obligera Facebook, Instagram, Snapchat, TikTok, X et YouTube à prendre des « mesures raisonnables » pour empêcher les moins de 16 ans de créer des comptes et à désactiver ceux existants.">
            <text:p>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XXXX, obligera Facebook, Instagram, Snapchat, TikTok, X et YouTube à prendre des « mesures raisonnables » pour empêcher les moins de 16 ans de créer des comptes et à désactiver ceux existants.</text:p>
          </table:table-cell>
          <table:table-cell office:value-type="string" office:string-value="mondiale">
            <text:p>mondiale</text:p>
          </table:table-cell>
        </table:table-row>
        <table:table-row>
          <table:table-cell office:value-type="string" office:string-value="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
            <text:p>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text:p>
          </table:table-cell>
          <table:table-cell office:value-type="string" office:string-value="Un petit pas pour Kim Kardashian, un grand pas pour l’humanité. Des propos de la star de téléréalité sur la découverte de la Lune par Apollo 11 en 1969 ont occasionné une XXXX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
            <text:p>Un petit pas pour Kim Kardashian, un grand pas pour l’humanité. Des propos de la star de téléréalité sur la découverte de la Lune par Apollo 11 en 1969 ont occasionné une XXXX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text:p>
          </table:table-cell>
          <table:table-cell office:value-type="string" office:string-value="étonnante">
            <text:p>étonnante</text:p>
          </table:table-cell>
        </table:table-row>
        <table:table-row>
          <table:table-cell office:value-type="string" office:string-value="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
            <text:p>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text:p>
          </table:table-cell>
          <table:table-cell office:value-type="string" office:string-value="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XXXX dans un pays qui a connu sept présidents en une décennie. ">
            <text:p>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XXXX dans un pays qui a connu sept présidents en une décennie. </text:p>
          </table:table-cell>
          <table:table-cell office:value-type="string" office:string-value="permanente">
            <text:p>permanente</text:p>
          </table:table-cell>
        </table:table-row>
        <table:table-row>
          <table:table-cell office:value-type="string" office:string-value="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
            <text:p>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text:p>
          </table:table-cell>
          <table:table-cell office:value-type="string" office:string-value="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XXXX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
            <text:p>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XXXX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text:p>
          </table:table-cell>
          <table:table-cell office:value-type="string" office:string-value="europhobe">
            <text:p>europhobe</text:p>
          </table:table-cell>
        </table:table-row>
        <table:table-row>
          <table:table-cell office:value-type="string" office:string-value="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
            <text:p>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text:p>
          </table:table-cell>
          <table:table-cell office:value-type="string" office:string-value="La France prévoit de livrer « dans les XXXX jours » par voie maritime une cargaison d’aide humanitaire d’urgence en Jamaïque, frappée mardi par l’ouragan Melissa, avec des vents de près de 300 km/h.« Des kits de première nécessité ainsi que des unités de traitement d’eau seront livrés dans les XXXX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
            <text:p>La France prévoit de livrer « dans les XXXX jours » par voie maritime une cargaison d’aide humanitaire d’urgence en Jamaïque, frappée mardi par l’ouragan Melissa, avec des vents de près de 300 km/h.« Des kits de première nécessité ainsi que des unités de traitement d’eau seront livrés dans les XXXX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text:p>
          </table:table-cell>
          <table:table-cell office:value-type="string" office:string-value="prochains">
            <text:p>prochains</text:p>
          </table:table-cell>
        </table:table-row>
        <table:table-row>
          <table:table-cell office:value-type="string" office:string-value="Quatre membres d’une même famille, les parents et deux enfants, ont trouvé la mort dans l’effondrement inopiné de leur immeuble dans le nord-ouest de la Turquie, a rapporté jeudi le ministère de l’Intérieur.Seule la fille âgée de 18 ans a pu être extraite vivante des ruines de cet édifice de sept étages, à Gebze, en périphérie est d’Istanbul sur la rive nord de la mer de Marmara, qui s’est effondré mercredi matin aux alentours de 7 heures (5 heures en France).">
            <text:p>Quatre membres d’une même famille, les parents et deux enfants, ont trouvé la mort dans l’effondrement inopiné de leur immeuble dans le nord-ouest de la Turquie, a rapporté jeudi le ministère de l’Intérieur.Seule la fille âgée de 18 ans a pu être extraite vivante des ruines de cet édifice de sept étages, à Gebze, en périphérie est d’Istanbul sur la rive nord de la mer de Marmara, qui s’est effondré mercredi matin aux alentours de 7 heures (5 heures en France).</text:p>
          </table:table-cell>
          <table:table-cell office:value-type="string" office:string-value="Quatre membres d’une même famille, les parents et deux enfants, ont trouvé la mort dans l’effondrement inopiné de leur immeuble dans le nord-ouest de la Turquie, a rapporté jeudi le ministère de l’Intérieur.Seule la fille XXXX de 18 ans a pu être extraite vivante des ruines de cet édifice de sept étages, à Gebze, en périphérie est d’Istanbul sur la rive nord de la mer de Marmara, qui s’est effondré mercredi matin aux alentours de 7 heures (5 heures en France).">
            <text:p>Quatre membres d’une même famille, les parents et deux enfants, ont trouvé la mort dans l’effondrement inopiné de leur immeuble dans le nord-ouest de la Turquie, a rapporté jeudi le ministère de l’Intérieur.Seule la fille XXXX de 18 ans a pu être extraite vivante des ruines de cet édifice de sept étages, à Gebze, en périphérie est d’Istanbul sur la rive nord de la mer de Marmara, qui s’est effondré mercredi matin aux alentours de 7 heures (5 heures en France).</text:p>
          </table:table-cell>
          <table:table-cell office:value-type="string" office:string-value="âgée">
            <text:p>âgée</text:p>
          </table:table-cell>
        </table:table-row>
        <table:table-row>
          <table:table-cell office:value-type="string" office:string-value="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
            <text:p>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text:p>
          </table:table-cell>
          <table:table-cell office:value-type="string" office:string-value="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XXXX,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
            <text:p>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XXXX,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text:p>
          </table:table-cell>
          <table:table-cell office:value-type="string" office:string-value="belge">
            <text:p>belge</text:p>
          </table:table-cell>
        </table:table-row>
        <table:table-row>
          <table:table-cell office:value-type="string" office:string-value="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
            <text:p>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text:p>
          </table:table-cell>
          <table:table-cell office:value-type="string" office:string-value="Au moins 21 personnes sont mortes et 31 sont portées disparues dans l’ouest du Kenya après un glissement de terrain vendredi consécutif à des pluies XXXX,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
            <text:p>Au moins 21 personnes sont mortes et 31 sont portées disparues dans l’ouest du Kenya après un glissement de terrain vendredi consécutif à des pluies XXXX,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text:p>
          </table:table-cell>
          <table:table-cell office:value-type="string" office:string-value="torrentielles">
            <text:p>torrentielles</text:p>
          </table:table-cell>
        </table:table-row>
        <table:table-row>
          <table:table-cell office:value-type="string" office:string-value="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
            <text:p>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text:p>
          </table:table-cell>
          <table:table-cell office:value-type="string" office:string-value="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XXXX Corriere della Sera. Les autorités le considèrent comme proche d’un clan XXXX mafieux.">
            <text:p>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XXXX Corriere della Sera. Les autorités le considèrent comme proche d’un clan XXXX mafieux.</text:p>
          </table:table-cell>
          <table:table-cell office:value-type="string" office:string-value="italien">
            <text:p>italien</text:p>
          </table:table-cell>
        </table:table-row>
        <table:table-row>
          <table:table-cell office:value-type="string" office:string-value="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
            <text:p>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text:p>
          </table:table-cell>
          <table:table-cell office:value-type="string" office:string-value="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XXXX de Shenzhou-20, qui rentrera sur Terre d’ici quelques jours. Leur mission durera six mois et vise notamment à mener des expériences scientifiques.">
            <text:p>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XXXX de Shenzhou-20, qui rentrera sur Terre d’ici quelques jours. Leur mission durera six mois et vise notamment à mener des expériences scientifiques.</text:p>
          </table:table-cell>
          <table:table-cell office:value-type="string" office:string-value="actuel">
            <text:p>actuel</text:p>
          </table:table-cell>
        </table:table-row>
        <table:table-row>
          <table:table-cell office:value-type="string" office:string-value="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
            <text:p>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text:p>
          </table:table-cell>
          <table:table-cell office:value-type="string" office:string-value="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XXXX reprendraient lorsque les États-Unis seraient « prêts ».La publicité avait agacé le président républicain qui avait décidé d’imposer au Canada 10 % de taxes supplémentaires sur les droits de douane.">
            <text:p>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XXXX reprendraient lorsque les États-Unis seraient « prêts ».La publicité avait agacé le président républicain qui avait décidé d’imposer au Canada 10 % de taxes supplémentaires sur les droits de douane.</text:p>
          </table:table-cell>
          <table:table-cell office:value-type="string" office:string-value="commerciales">
            <text:p>commerciales</text:p>
          </table:table-cell>
        </table:table-row>
        <table:table-row>
          <table:table-cell office:value-type="string" office:string-value="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
            <text:p>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text:p>
          </table:table-cell>
          <table:table-cell office:value-type="string" office:string-value="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XXXX villes allemandes, a précisé le porte-parole. Dans une publication sur X, Flight Radar estimait le nombre de vols redirigés vers d’XXXX aéroports à plus de 20. La police locale a confirmé avoir été informée de la présence d’un drone et a indiqué avoir déployé sur place un hélicoptère et une voiture de patrouille. Cette dernière a pu voir l’appareil mais n’a pas pu identifier son opérateur.">
            <text:p>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XXXX villes allemandes, a précisé le porte-parole. Dans une publication sur X, Flight Radar estimait le nombre de vols redirigés vers d’XXXX aéroports à plus de 20. La police locale a confirmé avoir été informée de la présence d’un drone et a indiqué avoir déployé sur place un hélicoptère et une voiture de patrouille. Cette dernière a pu voir l’appareil mais n’a pas pu identifier son opérateur.</text:p>
          </table:table-cell>
          <table:table-cell office:value-type="string" office:string-value="autres">
            <text:p>autres</text:p>
          </table:table-cell>
        </table:table-row>
        <table:table-row>
          <table:table-cell office:value-type="string" office:string-value="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inapproprié et harcèlement », a-t-il précisé.">
            <text:p>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inapproprié et harcèlement », a-t-il précisé.</text:p>
          </table:table-cell>
          <table:table-cell office:value-type="string" office:string-value="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XXXX et harcèlement », a-t-il précisé.">
            <text:p>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XXXX et harcèlement », a-t-il précisé.</text:p>
          </table:table-cell>
          <table:table-cell office:value-type="string" office:string-value="inapproprié">
            <text:p>inapproprié</text:p>
          </table:table-cell>
        </table:table-row>
        <table:table-row>
          <table:table-cell office:value-type="string" office:string-value="Plus de 300 m de long, un poids estimé à quelque 110 000 tonnes et plusieurs milliers d’hommes à bord. Ce n’est pas un navire de guerre ordinaire que Donald Trump s’apprête à déployer dans les eaux caribéennes, mais le porte-avions le plus imposant au monde, l’USS Gerald R. Ford.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
            <text:p>Plus de 300 m de long, un poids estimé à quelque 110 000 tonnes et plusieurs milliers d’hommes à bord. Ce n’est pas un navire de guerre ordinaire que Donald Trump s’apprête à déployer dans les eaux caribéennes, mais le porte-avions le plus imposant au monde, l’USS Gerald R. Ford.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text:p>
          </table:table-cell>
          <table:table-cell office:value-type="string" office:string-value="Plus de 300 m de long, un poids estimé à quelque 110 000 tonnes et plusieurs milliers d’hommes à bord. Ce n’est pas un navire de guerre ordinaire que Donald Trump s’apprête à déployer dans les eaux caribéennes, mais le porte-avions le plus imposant au monde, l’USS Gerald R. Ford.À ce jour, huit navires et dix avions de combat furtifs F-35 sont mobilisés dans cette zone géographique, épaulés ponctuellement par des bombardiers. La semaine passée, des B-52 se sont aventurés près des côtes vénézuéliennes. Un engin de type B-1B aurait fait de XXXX jeudi, en dépit des dénégations de Donald Trump.">
            <text:p>Plus de 300 m de long, un poids estimé à quelque 110 000 tonnes et plusieurs milliers d’hommes à bord. Ce n’est pas un navire de guerre ordinaire que Donald Trump s’apprête à déployer dans les eaux caribéennes, mais le porte-avions le plus imposant au monde, l’USS Gerald R. Ford.À ce jour, huit navires et dix avions de combat furtifs F-35 sont mobilisés dans cette zone géographique, épaulés ponctuellement par des bombardiers. La semaine passée, des B-52 se sont aventurés près des côtes vénézuéliennes. Un engin de type B-1B aurait fait de XXXX jeudi, en dépit des dénégations de Donald Trump.</text:p>
          </table:table-cell>
          <table:table-cell office:value-type="string" office:string-value="même">
            <text:p>même</text:p>
          </table:table-cell>
        </table:table-row>
        <table:table-row>
          <table:table-cell office:value-type="string" office:string-value="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
            <text:p>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text:p>
          </table:table-cell>
          <table:table-cell office:value-type="string" office:string-value="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XXXX pour ceux qui sont souvent exclus et réduits au silence ».">
            <text:p>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XXXX pour ceux qui sont souvent exclus et réduits au silence ».</text:p>
          </table:table-cell>
          <table:table-cell office:value-type="string" office:string-value="particulier">
            <text:p>particulier</text:p>
          </table:table-cell>
        </table:table-row>
        <table:table-row>
          <table:table-cell office:value-type="string" office:string-value="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
            <text:p>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text:p>
          </table:table-cell>
          <table:table-cell office:value-type="string" office:string-value="On connaît désormais la date. Le procès en appel du journaliste XXXX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
            <text:p>On connaît désormais la date. Le procès en appel du journaliste XXXX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text:p>
          </table:table-cell>
          <table:table-cell office:value-type="string" office:string-value="sportif">
            <text:p>sportif</text:p>
          </table:table-cell>
        </table:table-row>
        <table:table-row>
          <table:table-cell office:value-type="string" office:string-value="La polémique enfle. Vingt-quatre heures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
            <text:p>La polémique enfle. Vingt-quatre heures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text:p>
          </table:table-cell>
          <table:table-cell office:value-type="string" office:string-value="La polémique enfle. Vingt-quatre heures après les incidents survenus ce jeudi 6 novembre au soir pendant le concert XXXX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
            <text:p>La polémique enfle. Vingt-quatre heures après les incidents survenus ce jeudi 6 novembre au soir pendant le concert XXXX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text:p>
          </table:table-cell>
          <table:table-cell office:value-type="string" office:string-value="israélien">
            <text:p>israélien</text:p>
          </table:table-cell>
        </table:table-row>
        <table:table-row>
          <table:table-cell office:value-type="string" office:string-value="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
            <text:p>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text:p>
          </table:table-cell>
          <table:table-cell office:value-type="string" office:string-value="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XXXX sur le sujet. Avec pour objet de ce nouveau rendez-vous, la restitution de la concertation, menée pendant deux mois cet été auprès des locaux, sur le périmètre de l’aire piétonne qui s’étend autour du Sacré-Cœur, sur une vingtaine d’artères.">
            <text:p>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XXXX sur le sujet. Avec pour objet de ce nouveau rendez-vous, la restitution de la concertation, menée pendant deux mois cet été auprès des locaux, sur le périmètre de l’aire piétonne qui s’étend autour du Sacré-Cœur, sur une vingtaine d’artères.</text:p>
          </table:table-cell>
          <table:table-cell office:value-type="string" office:string-value="publique">
            <text:p>publique</text:p>
          </table:table-cell>
        </table:table-row>
        <table:table-row>
          <table:table-cell office:value-type="string" office:string-value="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agirait d’un camp de migrants. ">
            <text:p>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agirait d’un camp de migrants. </text:p>
          </table:table-cell>
          <table:table-cell office:value-type="string" office:string-value="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XXXX », vraisemblablement un squat, sous le boulevard périphérique. D’après nos informations, il s’agirait d’un camp de migrants. ">
            <text:p>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XXXX », vraisemblablement un squat, sous le boulevard périphérique. D’après nos informations, il s’agirait d’un camp de migrants. </text:p>
          </table:table-cell>
          <table:table-cell office:value-type="string" office:string-value="précaires">
            <text:p>précaires</text:p>
          </table:table-cell>
        </table:table-row>
        <table:table-row>
          <table:table-cell office:value-type="string" office:string-value="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
            <text:p>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text:p>
          </table:table-cell>
          <table:table-cell office:value-type="string" office:string-value="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XXXX.">
            <text:p>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XXXX.</text:p>
          </table:table-cell>
          <table:table-cell office:value-type="string" office:string-value="défavorable">
            <text:p>défavorable</text:p>
          </table:table-cell>
        </table:table-row>
        <table:table-row>
          <table:table-cell office:value-type="string" office:string-value="«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
            <text:p>«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text:p>
          </table:table-cell>
          <table:table-cell office:value-type="string" office:string-value="« La dernière colonie connue de moineaux friquets en Seine-Saint-Denis. » Impossible de ne pas sursauter à la lecture de ce sobre constat dressé par la Ligue de protection des oiseaux (LPO) d’Île-de-France, à propos d’une espèce emblématique mais toute aussi commune et XXXX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
            <text:p>« La dernière colonie connue de moineaux friquets en Seine-Saint-Denis. » Impossible de ne pas sursauter à la lecture de ce sobre constat dressé par la Ligue de protection des oiseaux (LPO) d’Île-de-France, à propos d’une espèce emblématique mais toute aussi commune et XXXX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text:p>
          </table:table-cell>
          <table:table-cell office:value-type="string" office:string-value="banale">
            <text:p>banale</text:p>
          </table:table-cell>
        </table:table-row>
        <table:table-row>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text:p>
          </table:table-cell>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XXXX pour les personnes détenues. En décembre 2024, un homme y avait trouvé la mort.En réaction aux accusations de viols — des faits « inimaginables » et « inacceptables » —, la présidente du tribunal, Anne Auclair-Rabinovitch, a annoncé la création d’une « commission dépôt ». ">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XXXX pour les personnes détenues. En décembre 2024, un homme y avait trouvé la mort.En réaction aux accusations de viols — des faits « inimaginables » et « inacceptables » —, la présidente du tribunal, Anne Auclair-Rabinovitch, a annoncé la création d’une « commission dépôt ». </text:p>
          </table:table-cell>
          <table:table-cell office:value-type="string" office:string-value="difficiles">
            <text:p>difficiles</text:p>
          </table:table-cell>
        </table:table-row>
        <table:table-row>
          <table:table-cell office:value-type="string" office:string-value="La révélation, par Libération et Mediapart,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
            <text:p>La révélation, par Libération et Mediapart,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text:p>
          </table:table-cell>
          <table:table-cell office:value-type="string" office:string-value="La révélation, par Libération et Mediapart,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XXXX,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
            <text:p>La révélation, par Libération et Mediapart,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XXXX,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text:p>
          </table:table-cell>
          <table:table-cell office:value-type="string" office:string-value="mobiles">
            <text:p>mobiles</text:p>
          </table:table-cell>
        </table:table-row>
        <table:table-row>
          <table:table-cell office:value-type="string" office:string-value="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
            <text:p>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text:p>
          </table:table-cell>
          <table:table-cell office:value-type="string" office:string-value="Quatre semaines auront suffi. À peine installée au BHV Marais, la marque de prêt-à-porter féminin Karma Koma fait ses cartons et rejoint la longue liste des enseignes qui désertent le grand magasin XXXX,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
            <text:p>Quatre semaines auront suffi. À peine installée au BHV Marais, la marque de prêt-à-porter féminin Karma Koma fait ses cartons et rejoint la longue liste des enseignes qui désertent le grand magasin XXXX,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text:p>
          </table:table-cell>
          <table:table-cell office:value-type="string" office:string-value="parisien">
            <text:p>parisien</text:p>
          </table:table-cell>
        </table:table-row>
        <table:table-row>
          <table:table-cell office:value-type="string" office:string-value="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
            <text:p>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text:p>
          </table:table-cell>
          <table:table-cell office:value-type="string" office:string-value="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XXXX aux règles de sécurité aérienne européennes.Les faits remontent au 5 octobre dernier. L’hôtesse de l’air est appelée à travailler, alors que son planning indique qu’elle est en congé. Quelques jours plus tard, le 9 octobre, l’agent de bord est licencié pour faute XXXX. Didier Lebbe, de la CNE, affirme à La Libre que les échanges internes entre la salariée et le service de planification étaient « contradictoires ».">
            <text:p>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XXXX aux règles de sécurité aérienne européennes.Les faits remontent au 5 octobre dernier. L’hôtesse de l’air est appelée à travailler, alors que son planning indique qu’elle est en congé. Quelques jours plus tard, le 9 octobre, l’agent de bord est licencié pour faute XXXX. Didier Lebbe, de la CNE, affirme à La Libre que les échanges internes entre la salariée et le service de planification étaient « contradictoires ».</text:p>
          </table:table-cell>
          <table:table-cell office:value-type="string" office:string-value="grave">
            <text:p>grave</text:p>
          </table:table-cell>
        </table:table-row>
        <table:table-row>
          <table:table-cell office:value-type="string" office:string-value="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
            <text:p>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text:p>
          </table:table-cell>
          <table:table-cell office:value-type="string" office:string-value="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XXXX pur-sang du monde.">
            <text:p>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XXXX pur-sang du monde.</text:p>
          </table:table-cell>
          <table:table-cell office:value-type="string" office:string-value="meilleur">
            <text:p>meilleur</text:p>
          </table:table-cell>
        </table:table-row>
        <table:table-row>
          <table:table-cell office:value-type="string" office:string-value="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
            <text:p>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text:p>
          </table:table-cell>
          <table:table-cell office:value-type="string" office:string-value="Le chef de l’État bulgare Roumen Radev a appelé ce vendredi à la libération de l’ancien président français Nicolas Sarkozy, en raison de sa « contribution à la libération des infirmières » bulgares longtemps XXXX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
            <text:p>Le chef de l’État bulgare Roumen Radev a appelé ce vendredi à la libération de l’ancien président français Nicolas Sarkozy, en raison de sa « contribution à la libération des infirmières » bulgares longtemps XXXX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text:p>
          </table:table-cell>
          <table:table-cell office:value-type="string" office:string-value="détenues">
            <text:p>détenues</text:p>
          </table:table-cell>
        </table:table-row>
        <table:table-row>
          <table:table-cell office:value-type="string" office:string-value="C’est une scène d’une violence inouïe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
            <text:p>C’est une scène d’une violence inouïe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text:p>
          </table:table-cell>
          <table:table-cell office:value-type="string" office:string-value="C’est une scène d’une violence XXXX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
            <text:p>C’est une scène d’une violence XXXX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text:p>
          </table:table-cell>
          <table:table-cell office:value-type="string" office:string-value="inouïe">
            <text:p>inouïe</text:p>
          </table:table-cell>
        </table:table-row>
        <table:table-row>
          <table:table-cell office:value-type="string" office:string-value="Quel que soit le sujet évoqué, Pascal Lelièvre n’élude rien et a le sens de la formule. Auteur d’une excellente année 2024 ponctuée par plus de 650 000 euros de gains, l’entraîneur installé à Saint-Denis-de-Gastines (Mayenne)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
            <text:p>Quel que soit le sujet évoqué, Pascal Lelièvre n’élude rien et a le sens de la formule. Auteur d’une excellente année 2024 ponctuée par plus de 650 000 euros de gains, l’entraîneur installé à Saint-Denis-de-Gastines (Mayenne)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text:p>
          </table:table-cell>
          <table:table-cell office:value-type="string" office:string-value="Quel que soit le sujet évoqué, Pascal Lelièvre n’élude rien et a le sens de la formule. Auteur d’une excellente année 2024 ponctuée par plus de 650 000 euros de gains, l’entraîneur installé à Saint-Denis-de-Gastines (Mayenne) XXXX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
            <text:p>Quel que soit le sujet évoqué, Pascal Lelièvre n’élude rien et a le sens de la formule. Auteur d’une excellente année 2024 ponctuée par plus de 650 000 euros de gains, l’entraîneur installé à Saint-Denis-de-Gastines (Mayenne) XXXX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text:p>
          </table:table-cell>
          <table:table-cell office:value-type="string" office:string-value="évoque">
            <text:p>évoque</text:p>
          </table:table-cell>
        </table:table-row>
        <table:table-row>
          <table:table-cell office:value-type="string" office:string-value="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
            <text:p>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text:p>
          </table:table-cell>
          <table:table-cell office:value-type="string" office:string-value="Depuis le mois d’avril, les affaires d’agressions sexuelles se multiplient dans les écoles XXXX.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
            <text:p>Depuis le mois d’avril, les affaires d’agressions sexuelles se multiplient dans les écoles XXXX.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text:p>
          </table:table-cell>
          <table:table-cell office:value-type="string" office:string-value="parisiennes">
            <text:p>parisiennes</text:p>
          </table:table-cell>
        </table:table-row>
        <table:table-row>
          <table:table-cell office:value-type="string" office:string-value="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
            <text:p>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text:p>
          </table:table-cell>
          <table:table-cell office:value-type="string" office:string-value="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XXXX », estime Laurence des Cars. ">
            <text:p>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XXXX », estime Laurence des Cars. </text:p>
          </table:table-cell>
          <table:table-cell office:value-type="string" office:string-value="sévère">
            <text:p>sévère</text:p>
          </table:table-cell>
        </table:table-row>
        <table:table-row>
          <table:table-cell office:value-type="string" office:string-value="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
            <text:p>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text:p>
          </table:table-cell>
          <table:table-cell office:value-type="string" office:string-value="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XXXX pour un show drag « made in France ».Après une XXXX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
            <text:p>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XXXX pour un show drag « made in France ».Après une XXXX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text:p>
          </table:table-cell>
          <table:table-cell office:value-type="string" office:string-value="première">
            <text:p>première</text:p>
          </table:table-cell>
        </table:table-row>
        <table:table-row>
          <table:table-cell office:value-type="string" office:string-value="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
            <text:p>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text:p>
          </table:table-cell>
          <table:table-cell office:value-type="string" office:string-value="C’est une phrase répétée à l’envi par les parents à leurs jeunes enfants : il ne faut jamais accepter des bonbons offerts par les inconnus. Cette fois, c’est une figurine achetée dans un tabac qui a servi d’XXXX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
            <text:p>C’est une phrase répétée à l’envi par les parents à leurs jeunes enfants : il ne faut jamais accepter des bonbons offerts par les inconnus. Cette fois, c’est une figurine achetée dans un tabac qui a servi d’XXXX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text:p>
          </table:table-cell>
          <table:table-cell office:value-type="string" office:string-value="appât">
            <text:p>appât</text:p>
          </table:table-cell>
        </table:table-row>
        <table:table-row>
          <table:table-cell office:value-type="string" office:string-value="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Internet.">
            <text:p>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Internet.</text:p>
          </table:table-cell>
          <table:table-cell office:value-type="string" office:string-value="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XXXX et le site Internet.">
            <text:p>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XXXX et le site Internet.</text:p>
          </table:table-cell>
          <table:table-cell office:value-type="string" office:string-value="physique">
            <text:p>physique</text:p>
          </table:table-cell>
        </table:table-row>
        <table:table-row>
          <table:table-cell office:value-type="string" office:string-value="«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
            <text:p>«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text:p>
          </table:table-cell>
          <table:table-cell office:value-type="string" office:string-value="« Attention, dossier très politique », prévient-on d’emblée au sein de Paris commerces, l’opérateur du commerce de proximité de la Ville de Paris. Plus de 30 ans après sa création en 1994, le Viaduc des arts de l’avenue Daumesnil (XIIe), XXXX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
            <text:p>« Attention, dossier très politique », prévient-on d’emblée au sein de Paris commerces, l’opérateur du commerce de proximité de la Ville de Paris. Plus de 30 ans après sa création en 1994, le Viaduc des arts de l’avenue Daumesnil (XIIe), XXXX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text:p>
          </table:table-cell>
          <table:table-cell office:value-type="string" office:string-value="haut">
            <text:p>haut</text:p>
          </table:table-cell>
        </table:table-row>
        <table:table-row>
          <table:table-cell office:value-type="string" office:string-value="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
            <text:p>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text:p>
          </table:table-cell>
          <table:table-cell office:value-type="string" office:string-value="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XXXX contacts, Julien Navas a dispersé à Paris et aux quatre coins du globe 10 000 pièces de monnaie à son effigie, ornées de symboles à décrypter.">
            <text:p>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XXXX contacts, Julien Navas a dispersé à Paris et aux quatre coins du globe 10 000 pièces de monnaie à son effigie, ornées de symboles à décrypter.</text:p>
          </table:table-cell>
          <table:table-cell office:value-type="string" office:string-value="nombreux">
            <text:p>nombreux</text:p>
          </table:table-cell>
        </table:table-row>
        <table:table-row>
          <table:table-cell office:value-type="string" office:string-value="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
            <text:p>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text:p>
          </table:table-cell>
          <table:table-cell office:value-type="string" office:string-value="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XXXX, explique-t-on au CODIS, le centre opérationnel départemental d’incendie et de secours. Ce n’est pas le genre de choses qu’on fait tous les jours, mais nous avons des femmes et des hommes qui sont parfaitement formés pour ça. »">
            <text:p>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XXXX, explique-t-on au CODIS, le centre opérationnel départemental d’incendie et de secours. Ce n’est pas le genre de choses qu’on fait tous les jours, mais nous avons des femmes et des hommes qui sont parfaitement formés pour ça. »</text:p>
          </table:table-cell>
          <table:table-cell office:value-type="string" office:string-value="sûr">
            <text:p>sûr</text:p>
          </table:table-cell>
        </table:table-row>
        <table:table-row>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text:p>
          </table:table-cell>
          <table:table-cell office:value-type="string" office:string-value="Les chefs de juridiction du tribunal de Bobigny ainsi que la bâtonnière du barreau de Seine-Saint-Denis se sont livrés ce vendredi 7 novembre à « une visite XXXX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
            <text:p>Les chefs de juridiction du tribunal de Bobigny ainsi que la bâtonnière du barreau de Seine-Saint-Denis se sont livrés ce vendredi 7 novembre à « une visite XXXX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text:p>
          </table:table-cell>
          <table:table-cell office:value-type="string" office:string-value="approfondie">
            <text:p>approfondie</text:p>
          </table:table-cell>
        </table:table-row>
        <table:table-row>
          <table:table-cell office:value-type="string" office:string-value="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
            <text:p>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text:p>
          </table:table-cell>
          <table:table-cell office:value-type="string" office:string-value="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XXXX. L’entreprise Fayolle, chargée des travaux de terrassement dans le cadre du projet de renaturation de cet espace vert, n’aurait pas respecté les règles de protection.">
            <text:p>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XXXX. L’entreprise Fayolle, chargée des travaux de terrassement dans le cadre du projet de renaturation de cet espace vert, n’aurait pas respecté les règles de protection.</text:p>
          </table:table-cell>
          <table:table-cell office:value-type="string" office:string-value="mécaniques">
            <text:p>mécaniques</text:p>
          </table:table-cell>
        </table:table-row>
        <table:table-row>
          <table:table-cell office:value-type="string" office:string-value="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
            <text:p>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text:p>
          </table:table-cell>
          <table:table-cell office:value-type="string" office:string-value="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XXXX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
            <text:p>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XXXX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text:p>
          </table:table-cell>
          <table:table-cell office:value-type="string" office:string-value="unique">
            <text:p>unique</text:p>
          </table:table-cell>
        </table:table-row>
        <table:table-row>
          <table:table-cell office:value-type="string" office:string-value="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
            <text:p>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text:p>
          </table:table-cell>
          <table:table-cell office:value-type="string" office:string-value="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XXXX et régulièrement violent. Mais il aurait fait un malaise, qui les a conduits à appeler les secours.">
            <text:p>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XXXX et régulièrement violent. Mais il aurait fait un malaise, qui les a conduits à appeler les secours.</text:p>
          </table:table-cell>
          <table:table-cell office:value-type="string" office:string-value="ivre">
            <text:p>ivre</text:p>
          </table:table-cell>
        </table:table-row>
        <table:table-row>
          <table:table-cell office:value-type="string" office:string-value="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
            <text:p>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text:p>
          </table:table-cell>
          <table:table-cell office:value-type="string" office:string-value="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XXXX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
            <text:p>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XXXX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text:p>
          </table:table-cell>
          <table:table-cell office:value-type="string" office:string-value="premiers">
            <text:p>premiers</text:p>
          </table:table-cell>
        </table:table-row>
        <table:table-row>
          <table:table-cell office:value-type="string" office:string-value="«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
            <text:p>«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text:p>
          </table:table-cell>
          <table:table-cell office:value-type="string" office:string-value="«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XXXX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
            <text:p>«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XXXX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text:p>
          </table:table-cell>
          <table:table-cell office:value-type="string" office:string-value="jeune">
            <text:p>jeune</text:p>
          </table:table-cell>
        </table:table-row>
        <table:table-row>
          <table:table-cell office:value-type="string" office:string-value="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
            <text:p>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text:p>
          </table:table-cell>
          <table:table-cell office:value-type="string" office:string-value="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XXXX.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
            <text:p>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XXXX.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text:p>
          </table:table-cell>
          <table:table-cell office:value-type="string" office:string-value="volontaire">
            <text:p>volontaire</text:p>
          </table:table-cell>
        </table:table-row>
        <table:table-row>
          <table:table-cell office:value-type="string" office:string-value="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
            <text:p>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text:p>
          </table:table-cell>
          <table:table-cell office:value-type="string" office:string-value="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XXXX morceaux, impossible de passer la sécurité », expliquent-ils dans leur vidéo publiée ce vendredi sur TikTok et Instagram.">
            <text:p>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XXXX morceaux, impossible de passer la sécurité », expliquent-ils dans leur vidéo publiée ce vendredi sur TikTok et Instagram.</text:p>
          </table:table-cell>
          <table:table-cell office:value-type="string" office:string-value="grands">
            <text:p>grands</text:p>
          </table:table-cell>
        </table:table-row>
        <table:table-row>
          <table:table-cell office:value-type="string" office:string-value="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
            <text:p>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text:p>
          </table:table-cell>
          <table:table-cell office:value-type="string" office:string-value="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loisirs de Moisson-Mousseaux, à l’extrême ouest de l’Île-de-France, accueille l’une des XXXX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
            <text:p>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loisirs de Moisson-Mousseaux, à l’extrême ouest de l’Île-de-France, accueille l’une des XXXX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text:p>
          </table:table-cell>
          <table:table-cell office:value-type="string" office:string-value="premières">
            <text:p>premières</text:p>
          </table:table-cell>
        </table:table-row>
        <table:table-row>
          <table:table-cell office:value-type="string" office:string-value="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6 octobre vers Versailles, qui entraînera la fuite du couple royal. ">
            <text:p>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6 octobre vers Versailles, qui entraînera la fuite du couple royal. </text:p>
          </table:table-cell>
          <table:table-cell office:value-type="string" office:string-value="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XXXX intrigue policière avec les compagnons de Gabriel Joly, jeune journaliste d’investigation et héros des trois précédents romans. Cette fois-ci, l’auteur a choisi la marche des femmes les 5 et 6 octobre vers Versailles, qui entraînera la fuite du couple royal. ">
            <text:p>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XXXX intrigue policière avec les compagnons de Gabriel Joly, jeune journaliste d’investigation et héros des trois précédents romans. Cette fois-ci, l’auteur a choisi la marche des femmes les 5 et 6 octobre vers Versailles, qui entraînera la fuite du couple royal. </text:p>
          </table:table-cell>
          <table:table-cell office:value-type="string" office:string-value="nouvelle">
            <text:p>nouvelle</text:p>
          </table:table-cell>
        </table:table-row>
        <table:table-row>
          <table:table-cell office:value-type="string" office:string-value="Le pire a été évité, mais de justesse. Un enfant de 11 ans en arrêt cardiorespiratoire a été réanimé après une noyade survenue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
            <text:p>Le pire a été évité, mais de justesse. Un enfant de 11 ans en arrêt cardiorespiratoire a été réanimé après une noyade survenue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text:p>
          </table:table-cell>
          <table:table-cell office:value-type="string" office:string-value="Le pire a été évité, mais de justesse. Un enfant de 11 ans en arrêt cardiorespiratoire a été réanimé après une noyade survenue à la piscine XXXX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
            <text:p>Le pire a été évité, mais de justesse. Un enfant de 11 ans en arrêt cardiorespiratoire a été réanimé après une noyade survenue à la piscine XXXX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text:p>
          </table:table-cell>
          <table:table-cell office:value-type="string" office:string-value="municipale">
            <text:p>municipale</text:p>
          </table:table-cell>
        </table:table-row>
        <table:table-row>
          <table:table-cell office:value-type="string" office:string-value="Ces médicaments valent plus cher que l’or. Un homme et une femme,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
            <text:p>Ces médicaments valent plus cher que l’or. Un homme et une femme,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text:p>
          </table:table-cell>
          <table:table-cell office:value-type="string" office:string-value="Ces médicaments valent plus cher que l’or. Un homme et une femme,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XXXX,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
            <text:p>Ces médicaments valent plus cher que l’or. Un homme et une femme,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XXXX,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text:p>
          </table:table-cell>
          <table:table-cell office:value-type="string" office:string-value="judiciaire">
            <text:p>judiciaire</text:p>
          </table:table-cell>
        </table:table-row>
        <table:table-row>
          <table:table-cell office:value-type="string" office:string-value="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
            <text:p>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text:p>
          </table:table-cell>
          <table:table-cell office:value-type="string" office:string-value="Quand on ose résumer devant lui les Lego à un XXXX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
            <text:p>Quand on ose résumer devant lui les Lego à un XXXX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text:p>
          </table:table-cell>
          <table:table-cell office:value-type="string" office:string-value="simple">
            <text:p>simple</text:p>
          </table:table-cell>
        </table:table-row>
        <table:table-row>
          <table:table-cell office:value-type="string" office:string-value="«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2000 quand s’est imposée la numérisation des films.">
            <text:p>«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2000 quand s’est imposée la numérisation des films.</text:p>
          </table:table-cell>
          <table:table-cell office:value-type="string" office:string-value="«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XXXX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2000 quand s’est imposée la numérisation des films.">
            <text:p>«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XXXX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2000 quand s’est imposée la numérisation des films.</text:p>
          </table:table-cell>
          <table:table-cell office:value-type="string" office:string-value="correctionnelle">
            <text:p>correctionnelle</text:p>
          </table:table-cell>
        </table:table-row>
        <table:table-row>
          <table:table-cell office:value-type="string" office:string-value="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
            <text:p>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text:p>
          </table:table-cell>
          <table:table-cell office:value-type="string" office:string-value="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XXXX de taille. La législation sur les casinos est très restrictive et justifiée par des considérations d’ordre public.">
            <text:p>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XXXX de taille. La législation sur les casinos est très restrictive et justifiée par des considérations d’ordre public.</text:p>
          </table:table-cell>
          <table:table-cell office:value-type="string" office:string-value="juridique">
            <text:p>juridique</text:p>
          </table:table-cell>
        </table:table-row>
        <table:table-row>
          <table:table-cell office:value-type="string" office:string-value="«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
            <text:p>«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text:p>
          </table:table-cell>
          <table:table-cell office:value-type="string" office:string-value="«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XXXX.Cette nuit-là, le maire est réveillé en pleine nuit par le préfet qui l’alerte que sa mairie est en train de brûler. Quelques heures plus tôt, il venait de présider un conseil municipal qu’il avait dû abréger en raison des échauffourées qui se rapprochaient.">
            <text:p>«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XXXX.Cette nuit-là, le maire est réveillé en pleine nuit par le préfet qui l’alerte que sa mairie est en train de brûler. Quelques heures plus tôt, il venait de présider un conseil municipal qu’il avait dû abréger en raison des échauffourées qui se rapprochaient.</text:p>
          </table:table-cell>
          <table:table-cell office:value-type="string" office:string-value="neuf">
            <text:p>neuf</text:p>
          </table:table-cell>
        </table:table-row>
        <table:table-row>
          <table:table-cell office:value-type="string" office:string-value="«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
            <text:p>«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text:p>
          </table:table-cell>
          <table:table-cell office:value-type="string" office:string-value="«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XXXX sur le site de l’ancienne faculté de pharmacie. Leur objectif : atteindre la couche géologique du dogger située entre 1 700 et 2 000 m sous leurs pieds pour y puiser une eau naturellement chauffée.">
            <text:p>«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XXXX sur le site de l’ancienne faculté de pharmacie. Leur objectif : atteindre la couche géologique du dogger située entre 1 700 et 2 000 m sous leurs pieds pour y puiser une eau naturellement chauffée.</text:p>
          </table:table-cell>
          <table:table-cell office:value-type="string" office:string-value="géothermiques">
            <text:p>géothermiques</text:p>
          </table:table-cell>
        </table:table-row>
        <table:table-row>
          <table:table-cell office:value-type="string" office:string-value="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
            <text:p>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text:p>
          </table:table-cell>
          <table:table-cell office:value-type="string" office:string-value="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XXXX à l’égard du prodige américain Daniel Naroditsky, décédé le 20 octobre XXXX à l’âge de 29 ans.Sans fournir de preuves tangibles, Kramnik, 50 ans, a accusé son cadet de tricherie aux échecs en ligne. Des attaques que le champion russe aurait formulées dès le mois de mars 2024 et qu’il aurait réitérées à plusieurs reprises. ">
            <text:p>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XXXX à l’égard du prodige américain Daniel Naroditsky, décédé le 20 octobre XXXX à l’âge de 29 ans.Sans fournir de preuves tangibles, Kramnik, 50 ans, a accusé son cadet de tricherie aux échecs en ligne. Des attaques que le champion russe aurait formulées dès le mois de mars 2024 et qu’il aurait réitérées à plusieurs reprises. </text:p>
          </table:table-cell>
          <table:table-cell office:value-type="string" office:string-value="dernier">
            <text:p>dernier</text:p>
          </table:table-cell>
        </table:table-row>
        <table:table-row>
          <table:table-cell office:value-type="string" office:string-value="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text:p>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text:p>
          </table:table-cell>
          <table:table-cell office:value-type="string" office:string-value="XXXX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text:p>XXXX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text:p>
          </table:table-cell>
          <table:table-cell office:value-type="string" office:string-value="Gros">
            <text:p>Gros</text:p>
          </table:table-cell>
        </table:table-row>
        <table:table-row>
          <table:table-cell office:value-type="string" office:string-valu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visible de loin.">
            <text:p>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visible de loin.</text:p>
          </table:table-cell>
          <table:table-cell office:value-type="string" office:string-valu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XXXX de loin.">
            <text:p>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XXXX de loin.</text:p>
          </table:table-cell>
          <table:table-cell office:value-type="string" office:string-value="visible">
            <text:p>visible</text:p>
          </table:table-cell>
        </table:table-row>
        <table:table-row>
          <table:table-cell office:value-type="string" office:string-value="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
            <text:p>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text:p>
          </table:table-cell>
          <table:table-cell office:value-type="string" office:string-value="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XXXX estimations, le plus fort des rafales aura lieu en début d’après-midi mais le vent commencera de souffler le matin, voire dès ce mercredi soir.">
            <text:p>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XXXX estimations, le plus fort des rafales aura lieu en début d’après-midi mais le vent commencera de souffler le matin, voire dès ce mercredi soir.</text:p>
          </table:table-cell>
          <table:table-cell office:value-type="string" office:string-value="dernières">
            <text:p>dernières</text:p>
          </table:table-cell>
        </table:table-row>
        <table:table-row>
          <table:table-cell office:value-type="string" office:string-value="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
            <text:p>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text:p>
          </table:table-cell>
          <table:table-cell office:value-type="string" office:string-value="Une vitrine XXXX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
            <text:p>Une vitrine XXXX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text:p>
          </table:table-cell>
          <table:table-cell office:value-type="string" office:string-value="remplie">
            <text:p>remplie</text:p>
          </table:table-cell>
        </table:table-row>
        <table:table-row>
          <table:table-cell office:value-type="string" office:string-value="«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
            <text:p>«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text:p>
          </table:table-cell>
          <table:table-cell office:value-type="string" office:string-value="«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XXXX » ont alors planché sur la renaissance de la bâtisse. L’idée était d’en faire un lieu mixte pouvant accueillir plusieurs « cellules » occupées par des artisans, des artistes, des associations…">
            <text:p>«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XXXX » ont alors planché sur la renaissance de la bâtisse. L’idée était d’en faire un lieu mixte pouvant accueillir plusieurs « cellules » occupées par des artisans, des artistes, des associations…</text:p>
          </table:table-cell>
          <table:table-cell office:value-type="string" office:string-value="transitoire">
            <text:p>transitoire</text:p>
          </table:table-cell>
        </table:table-row>
        <table:table-row>
          <table:table-cell office:value-type="string" office:string-value="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
            <text:p>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text:p>
          </table:table-cell>
          <table:table-cell office:value-type="string" office:string-value="Un mois après la découverte, le 22 septembre, de son corps décomposé, Mohand Alouache, mort dans l’isolement et le dénuement à Montrouge (Hauts-de-Seine), est toujours à l’institut médico-légal de Garches. Au parquet de Nanterre, on indique seulement que les analyses sont « XXXX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
            <text:p>Un mois après la découverte, le 22 septembre, de son corps décomposé, Mohand Alouache, mort dans l’isolement et le dénuement à Montrouge (Hauts-de-Seine), est toujours à l’institut médico-légal de Garches. Au parquet de Nanterre, on indique seulement que les analyses sont « XXXX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text:p>
          </table:table-cell>
          <table:table-cell office:value-type="string" office:string-value="longues">
            <text:p>longues</text:p>
          </table:table-cell>
        </table:table-row>
        <table:table-row>
          <table:table-cell office:value-type="string" office:string-value="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
            <text:p>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text:p>
          </table:table-cell>
          <table:table-cell office:value-type="string" office:string-value="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XXXX du Marais entre mode, design et gastronomie. ">
            <text:p>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XXXX du Marais entre mode, design et gastronomie. </text:p>
          </table:table-cell>
          <table:table-cell office:value-type="string" office:string-value="hybride">
            <text:p>hybride</text:p>
          </table:table-cell>
        </table:table-row>
        <table:table-row>
          <table:table-cell office:value-type="string" office:string-value="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
            <text:p>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text:p>
          </table:table-cell>
          <table:table-cell office:value-type="string" office:string-value="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XXXX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
            <text:p>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XXXX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text:p>
          </table:table-cell>
          <table:table-cell office:value-type="string" office:string-value="administrative">
            <text:p>administrative</text:p>
          </table:table-cell>
        </table:table-row>
        <table:table-row>
          <table:table-cell office:value-type="string" office:string-value="« Nous sommes en train de stopper l’hémorragie.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
            <text:p>« Nous sommes en train de stopper l’hémorragie.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text:p>
          </table:table-cell>
          <table:table-cell office:value-type="string" office:string-value="« Nous sommes en train de stopper l’hémorragie. C’est le résultat de quatre années de travail collectif mené, dans le cadre du Pacte Santé 77, par le département de Seine-et-Marne avec l’Agence XXXX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
            <text:p>« Nous sommes en train de stopper l’hémorragie. C’est le résultat de quatre années de travail collectif mené, dans le cadre du Pacte Santé 77, par le département de Seine-et-Marne avec l’Agence XXXX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text:p>
          </table:table-cell>
          <table:table-cell office:value-type="string" office:string-value="régionale">
            <text:p>régionale</text:p>
          </table:table-cell>
        </table:table-row>
        <table:table-row>
          <table:table-cell office:value-type="string" office:string-value="«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
            <text:p>«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text:p>
          </table:table-cell>
          <table:table-cell office:value-type="string" office:string-value="«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XXXX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
            <text:p>«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XXXX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text:p>
          </table:table-cell>
          <table:table-cell office:value-type="string" office:string-value="territorial">
            <text:p>territorial</text:p>
          </table:table-cell>
        </table:table-row>
      </table:table>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meta>
    <meta:generator>ODFPY/1.4.1</meta:generator>
  </office:meta>
</office:document-meta>
</file>